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687" calcext:value-type="currency">
            <text:p>R$ 1.687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275" calcext:value-type="currency">
            <text:p>R$ 1.275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2095" calcext:value-type="currency">
            <text:p>R$ 2.095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034" calcext:value-type="currency">
            <text:p>R$ 1.034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927" calcext:value-type="currency">
            <text:p>R$ 1.927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791" calcext:value-type="currency">
            <text:p>R$ 791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268" calcext:value-type="currency">
            <text:p>R$ 1.268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815" calcext:value-type="currency">
            <text:p>R$ 815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848" calcext:value-type="currency">
            <text:p>R$ 848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443" calcext:value-type="currency">
            <text:p>R$ 1.443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640" calcext:value-type="currency">
            <text:p>R$ 640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765" calcext:value-type="currency">
            <text:p>R$ 765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834" calcext:value-type="currency">
            <text:p>R$ 834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852" calcext:value-type="currency">
            <text:p>R$ 852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151" calcext:value-type="currency">
            <text:p>R$ 1.151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921" calcext:value-type="currency">
            <text:p>R$ 921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765" calcext:value-type="currency">
            <text:p>R$ 765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65" calcext:value-type="currency">
            <text:p>R$ 665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89" calcext:value-type="currency">
            <text:p>R$ 68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709" calcext:value-type="currency">
            <text:p>R$ 70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704" calcext:value-type="currency">
            <text:p>R$ 704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586" calcext:value-type="currency">
            <text:p>R$ 586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89" calcext:value-type="currency">
            <text:p>R$ 68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89" calcext:value-type="currency">
            <text:p>R$ 68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196" calcext:value-type="currency">
            <text:p>R$ 196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586" calcext:value-type="currency">
            <text:p>R$ 586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79" calcext:value-type="currency">
            <text:p>R$ 679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528" calcext:value-type="currency">
            <text:p>R$ 528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391" calcext:value-type="currency">
            <text:p>R$ 391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64.44" calcext:value-type="currency">
            <text:p>R$ 64,44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466.56" calcext:value-type="currency">
            <text:p>R$ 466,56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350.1" calcext:value-type="currency">
            <text:p>R$ 350,1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5203.26" calcext:value-type="currency">
            <text:p>R$ 5.203,26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305.49" calcext:value-type="currency">
            <text:p>R$ 305,49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14.89" calcext:value-type="currency">
            <text:p>R$ 14,89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218.94" calcext:value-type="currency">
            <text:p>R$ 218,94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10.68" calcext:value-type="currency">
            <text:p>R$ 10,68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3858.38" calcext:value-type="currency">
            <text:p>R$ 3.858,38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3799.8" calcext:value-type="currency">
            <text:p>R$ 3.799,80</text:p>
          </table:table-cell>
        </table:table-row>
        <table:table-row table:style-name="ro1">
          <table:table-cell office:value-type="date" office:date-value="2016-09-19" calcext:value-type="date">
            <text:p>19/09/16</text:p>
          </table:table-cell>
          <table:table-cell/>
          <table:table-cell office:value-type="currency" office:currency="BRL" office:value="228.67" calcext:value-type="currency">
            <text:p>R$ 228,67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748.93" calcext:value-type="currency">
            <text:p>R$ 748,93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4306.45" calcext:value-type="currency">
            <text:p>R$ 4.306,45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14198.22" calcext:value-type="currency">
            <text:p>R$ 14.198,22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2939.15" calcext:value-type="currency">
            <text:p>R$ 2.939,15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165.44" calcext:value-type="currency">
            <text:p>R$ 165,44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201.49" calcext:value-type="currency">
            <text:p>R$ 201,49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359.28" calcext:value-type="currency">
            <text:p>R$ 359,28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143" calcext:value-type="currency">
            <text:p>R$ 143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13.57" calcext:value-type="currency">
            <text:p>R$ 13,57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40.55" calcext:value-type="currency">
            <text:p>R$ 40,55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7628" calcext:value-type="currency">
            <text:p>R$ 7.628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372" calcext:value-type="currency">
            <text:p>R$ 372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380.12" calcext:value-type="currency">
            <text:p>R$ 380,12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/>
          <table:table-cell office:value-type="currency" office:currency="BRL" office:value="333.33" calcext:value-type="currency">
            <text:p>R$ 333,33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/>
          <table:table-cell office:value-type="currency" office:currency="BRL" office:value="66.67" calcext:value-type="currency">
            <text:p>R$ 66,67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220" calcext:value-type="currency">
            <text:p>R$ 220,0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1200" calcext:value-type="currency">
            <text:p>R$ 1.200,0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600" calcext:value-type="currency">
            <text:p>R$ 600,0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220" calcext:value-type="currency">
            <text:p>R$ 220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270" calcext:value-type="currency">
            <text:p>R$ 270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325" calcext:value-type="currency">
            <text:p>R$ 325,00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1700" calcext:value-type="currency">
            <text:p>R$ 1.700,0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375" calcext:value-type="currency">
            <text:p>R$ 375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1416.66" calcext:value-type="currency">
            <text:p>R$ 1.416,66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43.44" calcext:value-type="currency">
            <text:p>R$ 143,44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700" calcext:value-type="currency">
            <text:p>R$ 700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2000" calcext:value-type="currency">
            <text:p>R$ 2.000,0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147.22" calcext:value-type="currency">
            <text:p>R$ 147,22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2180" calcext:value-type="currency">
            <text:p>R$ 2.180,00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800" calcext:value-type="currency">
            <text:p>R$ 800,00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18.39" calcext:value-type="currency">
            <text:p>R$ 18,39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1305" calcext:value-type="currency">
            <text:p>R$ 1.305,0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30" calcext:value-type="currency">
            <text:p>R$ 30,00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13235.15" calcext:value-type="currency">
            <text:p>R$ 13.235,15</text:p>
          </table:table-cell>
        </table:table-row>
        <table:table-row table:style-name="ro1">
          <table:table-cell office:value-type="date" office:date-value="2016-05-28" calcext:value-type="date">
            <text:p>28/05/16</text:p>
          </table:table-cell>
          <table:table-cell/>
          <table:table-cell office:value-type="currency" office:currency="BRL" office:value="11397.13" calcext:value-type="currency">
            <text:p>R$ 11.397,13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253.3" calcext:value-type="currency">
            <text:p>R$ 253,30</text:p>
          </table:table-cell>
        </table:table-row>
        <table:table-row table:style-name="ro1">
          <table:table-cell office:value-type="date" office:date-value="2016-05-28" calcext:value-type="date">
            <text:p>28/05/16</text:p>
          </table:table-cell>
          <table:table-cell/>
          <table:table-cell office:value-type="currency" office:currency="BRL" office:value="12384" calcext:value-type="currency">
            <text:p>R$ 12.384,0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3980.77" calcext:value-type="currency">
            <text:p>R$ 3.980,77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41.01" calcext:value-type="currency">
            <text:p>R$ 41,01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1802.94" calcext:value-type="currency">
            <text:p>R$ 1.802,94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3750.06" calcext:value-type="currency">
            <text:p>R$ 3.750,06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1515.88" calcext:value-type="currency">
            <text:p>R$ 1.515,88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1150.66" calcext:value-type="currency">
            <text:p>R$ 1.150,66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250.05" calcext:value-type="currency">
            <text:p>R$ 250,05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84" calcext:value-type="currency">
            <text:p>R$ 84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119" calcext:value-type="currency">
            <text:p>R$ 119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38" calcext:value-type="currency">
            <text:p>R$ 38,00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1353.1" calcext:value-type="currency">
            <text:p>R$ 1.353,10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513.6" calcext:value-type="currency">
            <text:p>R$ 513,6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60" calcext:value-type="currency">
            <text:p>R$ 60,0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258.93" calcext:value-type="currency">
            <text:p>R$ 258,93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1456.67" calcext:value-type="currency">
            <text:p>R$ 1.456,67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22.28" calcext:value-type="currency">
            <text:p>R$ 22,28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69.05" calcext:value-type="currency">
            <text:p>R$ 69,05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1413.35" calcext:value-type="currency">
            <text:p>R$ 1.413,35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494.9" calcext:value-type="currency">
            <text:p>R$ 494,9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1358.99" calcext:value-type="currency">
            <text:p>R$ 1.358,99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478" calcext:value-type="currency">
            <text:p>R$ 478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250" calcext:value-type="currency">
            <text:p>R$ 250,00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3797.6" calcext:value-type="currency">
            <text:p>R$ 3.797,60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/>
          <table:table-cell office:value-type="currency" office:currency="BRL" office:value="4612.39" calcext:value-type="currency">
            <text:p>R$ 4.612,39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516.23" calcext:value-type="currency">
            <text:p>R$ 516,23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1000" calcext:value-type="currency">
            <text:p>R$ 1.000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1282" calcext:value-type="currency">
            <text:p>R$ 1.282,0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568.89" calcext:value-type="currency">
            <text:p>R$ 568,89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1000" calcext:value-type="currency">
            <text:p>R$ 1.000,0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6744" calcext:value-type="currency">
            <text:p>R$ 6.744,00</text:p>
          </table:table-cell>
        </table:table-row>
      </table:table>
      <table:table table:name="Planilha2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-3797.6" calcext:value-type="currency">
            <text:p>-R$ 3.797,60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-8" calcext:value-type="currency">
            <text:p>-R$ 8,00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611.99" calcext:value-type="currency">
            <text:p>R$ 611,99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-12235.15" calcext:value-type="currency">
            <text:p>-R$ 12.235,15</text:p>
          </table:table-cell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/>
          <table:table-cell office:value-type="currency" office:currency="BRL" office:value="0.47" calcext:value-type="currency">
            <text:p>R$ 0,47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/>
          <table:table-cell office:value-type="currency" office:currency="BRL" office:value="-56" calcext:value-type="currency">
            <text:p>-R$ 56,00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/>
          <table:table-cell office:value-type="currency" office:currency="BRL" office:value="2990.22" calcext:value-type="currency">
            <text:p>R$ 2.990,22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/>
          <table:table-cell office:value-type="currency" office:currency="BRL" office:value="5263.37" calcext:value-type="currency">
            <text:p>R$ 5.263,37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/>
          <table:table-cell office:value-type="currency" office:currency="BRL" office:value="-43" calcext:value-type="currency">
            <text:p>-R$ 43,00</text:p>
          </table:table-cell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/>
          <table:table-cell office:value-type="currency" office:currency="BRL" office:value="-8" calcext:value-type="currency">
            <text:p>-R$ 8,00</text:p>
          </table:table-cell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/>
          <table:table-cell office:value-type="currency" office:currency="BRL" office:value="-40" calcext:value-type="currency">
            <text:p>-R$ 40,00</text:p>
          </table:table-cell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/>
          <table:table-cell office:value-type="currency" office:currency="BRL" office:value="1287.62" calcext:value-type="currency">
            <text:p>R$ 1.287,62</text:p>
          </table:table-cell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/>
          <table:table-cell office:value-type="currency" office:currency="BRL" office:value="3627.54" calcext:value-type="currency">
            <text:p>R$ 3.627,54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-375" calcext:value-type="currency">
            <text:p>-R$ 375,0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-220" calcext:value-type="currency">
            <text:p>-R$ 220,0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-16" calcext:value-type="currency">
            <text:p>-R$ 16,0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529.4" calcext:value-type="currency">
            <text:p>R$ 529,4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/>
          <table:table-cell office:value-type="currency" office:currency="BRL" office:value="1724.5" calcext:value-type="currency">
            <text:p>R$ 1.724,5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-17424" calcext:value-type="currency">
            <text:p>-R$ 17.424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-2939.15" calcext:value-type="currency">
            <text:p>-R$ 2.939,15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-3.5" calcext:value-type="currency">
            <text:p>-R$ 3,5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-24.5" calcext:value-type="currency">
            <text:p>-R$ 24,5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-24" calcext:value-type="currency">
            <text:p>-R$ 24,0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806.27" calcext:value-type="currency">
            <text:p>R$ 1.806,27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1195.1" calcext:value-type="currency">
            <text:p>R$ 1.195,10</text:p>
          </table:table-cell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/>
          <table:table-cell office:value-type="currency" office:currency="BRL" office:value="0.95" calcext:value-type="currency">
            <text:p>R$ 0,95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-1687" calcext:value-type="currency">
            <text:p>-R$ 1.687,00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-143" calcext:value-type="currency">
            <text:p>-R$ 143,00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-44" calcext:value-type="currency">
            <text:p>-R$ 44,00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2242.72" calcext:value-type="currency">
            <text:p>R$ 2.242,72</text:p>
          </table:table-cell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/>
          <table:table-cell office:value-type="currency" office:currency="BRL" office:value="3836.91" calcext:value-type="currency">
            <text:p>R$ 3.836,91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2000" calcext:value-type="currency">
            <text:p>-R$ 2.000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84" calcext:value-type="currency">
            <text:p>-R$ 84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38" calcext:value-type="currency">
            <text:p>-R$ 38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119" calcext:value-type="currency">
            <text:p>-R$ 119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220" calcext:value-type="currency">
            <text:p>-R$ 220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325" calcext:value-type="currency">
            <text:p>-R$ 325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754.12" calcext:value-type="currency">
            <text:p>-R$ 754,12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-24" calcext:value-type="currency">
            <text:p>-R$ 24,00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1776.04" calcext:value-type="currency">
            <text:p>R$ 1.776,04</text:p>
          </table:table-cell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/>
          <table:table-cell office:value-type="currency" office:currency="BRL" office:value="1206.28" calcext:value-type="currency">
            <text:p>R$ 1.206,28</text:p>
          </table:table-cell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/>
          <table:table-cell office:value-type="currency" office:currency="BRL" office:value="-36" calcext:value-type="currency">
            <text:p>-R$ 36,00</text:p>
          </table:table-cell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/>
          <table:table-cell office:value-type="currency" office:currency="BRL" office:value="2611.58" calcext:value-type="currency">
            <text:p>R$ 2.611,58</text:p>
          </table:table-cell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/>
          <table:table-cell office:value-type="currency" office:currency="BRL" office:value="2095.24" calcext:value-type="currency">
            <text:p>R$ 2.095,24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-466.56" calcext:value-type="currency">
            <text:p>-R$ 466,56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-1353.1" calcext:value-type="currency">
            <text:p>-R$ 1.353,10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-1.75" calcext:value-type="currency">
            <text:p>-R$ 1,75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-40" calcext:value-type="currency">
            <text:p>-R$ 40,00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878.41" calcext:value-type="currency">
            <text:p>R$ 878,41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4658.49" calcext:value-type="currency">
            <text:p>R$ 4.658,49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518.22" calcext:value-type="currency">
            <text:p>R$ 518,22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/>
          <table:table-cell office:value-type="currency" office:currency="BRL" office:value="-253.3" calcext:value-type="currency">
            <text:p>-R$ 253,30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91.33" calcext:value-type="currency">
            <text:p>-R$ 91,33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14.89" calcext:value-type="currency">
            <text:p>-R$ 14,89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513.6" calcext:value-type="currency">
            <text:p>-R$ 513,60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1456.67" calcext:value-type="currency">
            <text:p>-R$ 1.456,67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305.49" calcext:value-type="currency">
            <text:p>-R$ 305,49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-44" calcext:value-type="currency">
            <text:p>-R$ 44,00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5483.7" calcext:value-type="currency">
            <text:p>R$ 5.483,70</text:p>
          </table:table-cell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/>
          <table:table-cell office:value-type="currency" office:currency="BRL" office:value="0.1" calcext:value-type="currency">
            <text:p>R$ 0,1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10.68" calcext:value-type="currency">
            <text:p>-R$ 10,68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372" calcext:value-type="currency">
            <text:p>-R$ 372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8008.12" calcext:value-type="currency">
            <text:p>-R$ 8.008,12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64.44" calcext:value-type="currency">
            <text:p>-R$ 64,44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486.24" calcext:value-type="currency">
            <text:p>-R$ 486,24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218.94" calcext:value-type="currency">
            <text:p>-R$ 218,94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1416.66" calcext:value-type="currency">
            <text:p>-R$ 1.416,66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270" calcext:value-type="currency">
            <text:p>-R$ 270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4306.45" calcext:value-type="currency">
            <text:p>-R$ 4.306,45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-132" calcext:value-type="currency">
            <text:p>-R$ 132,00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5010.79" calcext:value-type="currency">
            <text:p>R$ 5.010,79</text:p>
          </table:table-cell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/>
          <table:table-cell office:value-type="currency" office:currency="BRL" office:value="12265.36" calcext:value-type="currency">
            <text:p>R$ 12.265,36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-494.9" calcext:value-type="currency">
            <text:p>-R$ 494,90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-656" calcext:value-type="currency">
            <text:p>-R$ 656,00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486.24" calcext:value-type="currency">
            <text:p>R$ 486,24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21991.63" calcext:value-type="currency">
            <text:p>R$ 21.991,63</text:p>
          </table:table-cell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/>
          <table:table-cell office:value-type="currency" office:currency="BRL" office:value="63858.73" calcext:value-type="currency">
            <text:p>R$ 63.858,73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-350.1" calcext:value-type="currency">
            <text:p>-R$ 350,10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-1000" calcext:value-type="currency">
            <text:p>-R$ 1.000,00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-2180" calcext:value-type="currency">
            <text:p>-R$ 2.180,00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-1.75" calcext:value-type="currency">
            <text:p>-R$ 1,75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-20" calcext:value-type="currency">
            <text:p>-R$ 20,00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/>
          <table:table-cell office:value-type="currency" office:currency="BRL" office:value="2828.38" calcext:value-type="currency">
            <text:p>R$ 2.828,38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-10520" calcext:value-type="currency">
            <text:p>-R$ 10.520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-228.67" calcext:value-type="currency">
            <text:p>-R$ 228,67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-3.5" calcext:value-type="currency">
            <text:p>-R$ 3,5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-26.25" calcext:value-type="currency">
            <text:p>-R$ 26,25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690.42" calcext:value-type="currency">
            <text:p>R$ 690,42</text:p>
          </table:table-cell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/>
          <table:table-cell office:value-type="currency" office:currency="BRL" office:value="0.65" calcext:value-type="currency">
            <text:p>R$ 0,65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665" calcext:value-type="currency">
            <text:p>-R$ 665,0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748.93" calcext:value-type="currency">
            <text:p>-R$ 748,93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14198.22" calcext:value-type="currency">
            <text:p>-R$ 14.198,22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366.93" calcext:value-type="currency">
            <text:p>-R$ 366,93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30" calcext:value-type="currency">
            <text:p>-R$ 30,0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1150.66" calcext:value-type="currency">
            <text:p>-R$ 1.150,66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3799.8" calcext:value-type="currency">
            <text:p>-R$ 3.799,8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1305" calcext:value-type="currency">
            <text:p>-R$ 1.305,00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5203.26" calcext:value-type="currency">
            <text:p>-R$ 5.203,26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3858.38" calcext:value-type="currency">
            <text:p>-R$ 3.858,38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147.22" calcext:value-type="currency">
            <text:p>-R$ 147,22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1.75" calcext:value-type="currency">
            <text:p>-R$ 1,75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-5.47" calcext:value-type="currency">
            <text:p>-R$ 5,47</text:p>
          </table:table-cell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/>
          <table:table-cell office:value-type="currency" office:currency="BRL" office:value="0.6" calcext:value-type="currency">
            <text:p>R$ 0,6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359.28" calcext:value-type="currency">
            <text:p>-R$ 359,28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2329.4" calcext:value-type="currency">
            <text:p>-R$ 2.329,4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1358.99" calcext:value-type="currency">
            <text:p>-R$ 1.358,99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11090.66" calcext:value-type="currency">
            <text:p>-R$ 11.090,66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478" calcext:value-type="currency">
            <text:p>-R$ 478,0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545.39" calcext:value-type="currency">
            <text:p>R$ 545,39</text:p>
          </table:table-cell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/>
          <table:table-cell office:value-type="currency" office:currency="BRL" office:value="0.11" calcext:value-type="currency">
            <text:p>R$ 0,11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-18.39" calcext:value-type="currency">
            <text:p>-R$ 18,39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-2500" calcext:value-type="currency">
            <text:p>-R$ 2.500,00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-10.94" calcext:value-type="currency">
            <text:p>-R$ 10,94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690.42" calcext:value-type="currency">
            <text:p>R$ 690,42</text:p>
          </table:table-cell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/>
          <table:table-cell office:value-type="currency" office:currency="BRL" office:value="0.02" calcext:value-type="currency">
            <text:p>R$ 0,02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/>
          <table:table-cell office:value-type="currency" office:currency="BRL" office:value="-4612.39" calcext:value-type="currency">
            <text:p>-R$ 4.612,39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/>
          <table:table-cell office:value-type="currency" office:currency="BRL" office:value="539.99" calcext:value-type="currency">
            <text:p>R$ 539,99</text:p>
          </table:table-cell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/>
          <table:table-cell office:value-type="currency" office:currency="BRL" office:value="0.04" calcext:value-type="currency">
            <text:p>R$ 0,04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/>
          <table:table-cell office:value-type="currency" office:currency="BRL" office:value="-400" calcext:value-type="currency">
            <text:p>-R$ 400,00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/>
          <table:table-cell office:value-type="currency" office:currency="BRL" office:value="528.58" calcext:value-type="currency">
            <text:p>R$ 528,58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1004.08" calcext:value-type="currency">
            <text:p>-R$ 1.004,08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250" calcext:value-type="currency">
            <text:p>-R$ 250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1282" calcext:value-type="currency">
            <text:p>-R$ 1.282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250.05" calcext:value-type="currency">
            <text:p>-R$ 250,05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6744" calcext:value-type="currency">
            <text:p>-R$ 6.744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4" calcext:value-type="currency">
            <text:p>-R$ 4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592.64" calcext:value-type="currency">
            <text:p>R$ 592,64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11397.13" calcext:value-type="currency">
            <text:p>-R$ 11.397,13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-12384" calcext:value-type="currency">
            <text:p>-R$ 12.384,00</text:p>
          </table:table-cell>
        </table:table-row>
        <table:table-row table:style-name="ro1">
          <table:table-cell office:value-type="date" office:date-value="2016-05-30" calcext:value-type="date">
            <text:p>30/05/16</text:p>
          </table:table-cell>
          <table:table-cell/>
          <table:table-cell office:value-type="currency" office:currency="BRL" office:value="0.74" calcext:value-type="currency">
            <text:p>R$ 0,74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-60" calcext:value-type="currency">
            <text:p>-R$ 60,0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-258.93" calcext:value-type="currency">
            <text:p>-R$ 258,93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-5.47" calcext:value-type="currency">
            <text:p>-R$ 5,47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-5.47" calcext:value-type="currency">
            <text:p>-R$ 5,47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-108" calcext:value-type="currency">
            <text:p>-R$ 108,00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14077.72" calcext:value-type="currency">
            <text:p>R$ 14.077,72</text:p>
          </table:table-cell>
        </table:table-row>
        <table:table-row table:style-name="ro1">
          <table:table-cell office:value-type="date" office:date-value="2016-05-31" calcext:value-type="date">
            <text:p>31/05/16</text:p>
          </table:table-cell>
          <table:table-cell/>
          <table:table-cell office:value-type="currency" office:currency="BRL" office:value="676.88" calcext:value-type="currency">
            <text:p>R$ 676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36:15.658096095</meta:creation-date>
    <dc:date>2018-09-08T22:43:50.273445611</dc:date>
    <meta:editing-duration>PT3H56M10S</meta:editing-duration>
    <meta:editing-cycles>11</meta:editing-cycles>
    <meta:generator>LibreOffice/6.0.3.2$Linux_X86_64 LibreOffice_project/00m0$Build-2</meta:generator>
    <meta:document-statistic meta:table-count="2" meta:cell-count="522" meta:object-count="0"/>
  </office:meta>
</office:document-meta>
</file>